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tang" svg:font-family="Batang" style:font-family-generic="roman" style:font-pitch="variable" svg:panose-1="2 3 6 0 0 1 1 1 1 1"/>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margin-bottom="0.0833in"/>
    </style:style>
    <style:style style:name="T2" style:parent-style-name="Absatz-Standardschriftart" style:family="text">
      <style:text-properties fo:font-size="12pt" style:font-size-asian="12pt" style:font-size-complex="12pt" fo:language="en" fo:country="US"/>
    </style:style>
    <style:style style:name="T3" style:parent-style-name="Absatz-Standardschriftart" style:family="text">
      <style:text-properties fo:language="en" fo:country="US"/>
    </style:style>
    <style:style style:name="T4" style:parent-style-name="Absatz-Standardschriftart" style:family="text">
      <style:text-properties style:font-name="Batang" style:font-name-asian="Batang" fo:font-size="22pt" style:font-size-asian="22pt" style:font-size-complex="22pt" fo:language="en" fo:country="US"/>
    </style:style>
    <style:style style:name="T5" style:parent-style-name="Absatz-Standardschriftart" style:family="text">
      <style:text-properties fo:language="en" fo:country="US"/>
    </style:style>
    <style:style style:name="T6" style:parent-style-name="Absatz-Standardschriftart" style:family="text">
      <style:text-properties fo:language="en" fo:country="US"/>
    </style:style>
    <style:style style:name="P7" style:parent-style-name="Standard" style:family="paragraph">
      <style:paragraph-properties fo:margin-bottom="0.0833in"/>
      <style:text-properties fo:language="en" fo:country="US"/>
    </style:style>
    <style:style style:name="P8" style:parent-style-name="Standard" style:family="paragraph">
      <style:paragraph-properties fo:margin-bottom="0.0833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font-size="12pt" style:font-size-asian="12pt" style:font-size-complex="12pt" fo:language="en" fo:country="US"/>
    </style:style>
    <style:style style:name="T12" style:parent-style-name="Absatz-Standardschriftart" style:family="text">
      <style:text-properties fo:language="en" fo:country="US"/>
    </style:style>
    <style:style style:name="P13" style:parent-style-name="Standard" style:family="paragraph">
      <style:paragraph-properties fo:margin-bottom="0.0833in"/>
      <style:text-properties fo:language="en" fo:country="US"/>
    </style:style>
    <style:style style:name="P14" style:parent-style-name="Standard" style:family="paragraph">
      <style:paragraph-properties fo:margin-bottom="0.0833in"/>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T17" style:parent-style-name="Fußnotenzeichen" style:family="text">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font-style="italic" style:font-style-asian="italic"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P24" style:parent-style-name="Standard" style:family="paragraph">
      <style:paragraph-properties fo:margin-bottom="0.0833in"/>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T31" style:parent-style-name="Absatz-Standardschriftart" style:family="text">
      <style:text-properties fo:language="en" fo:country="US"/>
    </style:style>
    <style:style style:name="T32" style:parent-style-name="Fußnotenzeichen" style:family="text">
      <style:text-properties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font-style="italic" style:font-style-asian="italic" style:font-style-complex="italic" fo:language="en" fo:country="US"/>
    </style:style>
    <style:style style:name="T35" style:parent-style-name="Absatz-Standardschriftart" style:family="text">
      <style:text-properties fo:language="en" fo:country="US"/>
    </style:style>
    <style:style style:name="T36" style:parent-style-name="Absatz-Standardschriftart" style:family="text">
      <style:text-properties fo:language="en" fo:country="US"/>
    </style:style>
    <style:style style:name="P37" style:parent-style-name="Standard" style:family="paragraph">
      <style:paragraph-properties fo:margin-bottom="0.0833in"/>
      <style:text-properties fo:language="en" fo:country="US"/>
    </style:style>
    <style:style style:name="P38" style:parent-style-name="Standard" style:family="paragraph">
      <style:paragraph-properties fo:margin-bottom="0.0833in"/>
      <style:text-properties fo:language="en" fo:country="US"/>
    </style:style>
    <style:style style:name="P39" style:parent-style-name="Standard" style:family="paragraph">
      <style:paragraph-properties fo:margin-bottom="0.0833in"/>
      <style:text-properties fo:language="en" fo:country="US"/>
    </style:style>
    <style:style style:name="P40" style:parent-style-name="Standard" style:family="paragraph">
      <style:paragraph-properties fo:margin-bottom="0.0833in"/>
      <style:text-properties fo:language="en" fo:country="US"/>
    </style:style>
    <style:style style:name="P41" style:parent-style-name="Standard" style:family="paragraph">
      <style:paragraph-properties fo:margin-bottom="0.0833in"/>
      <style:text-properties fo:language="en" fo:country="US"/>
    </style:style>
    <style:style style:name="P42" style:parent-style-name="Standard" style:family="paragraph">
      <style:paragraph-properties fo:margin-bottom="0.0833in"/>
      <style:text-properties fo:language="en" fo:country="US"/>
    </style:style>
    <style:style style:name="P43" style:parent-style-name="Standard" style:family="paragraph">
      <style:paragraph-properties fo:margin-bottom="0.0833in"/>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fo:language="en" fo:country="US"/>
    </style:style>
    <style:style style:name="T50" style:parent-style-name="Absatz-Standardschriftart" style:family="text">
      <style:text-properties fo:language="en" fo:country="US"/>
    </style:style>
    <style:style style:name="T51" style:parent-style-name="Fußnotenzeichen" style:family="text">
      <style:text-properties fo:language="en" fo:country="US"/>
    </style:style>
    <style:style style:name="P52" style:parent-style-name="Standard" style:family="paragraph">
      <style:text-properties fo:hyphenate="true"/>
    </style:style>
    <style:style style:name="T53" style:parent-style-name="Absatz-Standardschriftart" style:family="text">
      <style:text-properties fo:language="en" fo:country="US"/>
    </style:style>
    <style:style style:name="T54" style:parent-style-name="Absatz-Standardschriftart" style:family="text">
      <style:text-properties fo:font-size="10pt" style:font-size-asian="10pt" style:font-size-complex="10pt" fo:language="en" fo:country="US"/>
    </style:style>
    <style:style style:name="T55" style:parent-style-name="Absatz-Standardschriftart" style:family="text">
      <style:text-properties fo:font-size="10pt" style:font-size-asian="10pt" style:font-size-complex="10pt" fo:language="en" fo:country="US"/>
    </style:style>
    <style:style style:name="T56" style:parent-style-name="Absatz-Standardschriftart" style:family="text">
      <style:text-properties fo:font-size="10pt" style:font-size-asian="10pt" style:font-size-complex="10pt" fo:language="en" fo:country="US"/>
    </style:style>
    <style:style style:name="T57" style:parent-style-name="Absatz-Standardschriftart" style:family="text">
      <style:text-properties fo:font-size="10pt" style:font-size-asian="10pt" style:font-size-complex="10pt" fo:language="en" fo:country="US"/>
    </style:style>
    <style:style style:name="T58" style:parent-style-name="Absatz-Standardschriftart" style:family="text">
      <style:text-properties style:font-name="Times New Roman" fo:font-style="italic" style:font-style-asian="italic" fo:font-size="10pt" style:font-size-asian="10pt" style:font-size-complex="10pt" fo:language="en" fo:country="US" style:language-asian="de" style:country-asian="DE"/>
    </style:style>
    <style:style style:name="T59" style:parent-style-name="Absatz-Standardschriftart" style:family="text">
      <style:text-properties style:font-name="Times New Roman" fo:font-size="10pt" style:font-size-asian="10pt" style:font-size-complex="10pt" fo:language="en" fo:country="US" style:language-asian="de" style:country-asian="DE"/>
    </style:style>
    <style:style style:name="T60" style:parent-style-name="Absatz-Standardschriftart" style:family="text">
      <style:text-properties style:font-name="Times New Roman" fo:font-size="10pt" style:font-size-asian="10pt" style:font-size-complex="10pt" fo:language="en" fo:country="US" style:language-asian="de" style:country-asian="DE"/>
    </style:style>
    <style:style style:name="P61" style:parent-style-name="Standard" style:family="paragraph">
      <style:text-properties style:font-name="Arial" style:font-name-complex="Arial" fo:font-style="italic" style:font-style-asian="italic" fo:font-size="15pt" style:font-size-asian="15pt" style:font-size-complex="15pt" fo:language="en" fo:country="US" style:language-asian="de" style:country-asian="DE" fo:hyphenate="true"/>
    </style:style>
    <style:style style:name="P62" style:parent-style-name="Fußnotentext" style:family="paragraph">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T67" style:parent-style-name="Absatz-Standardschriftart" style:family="text">
      <style:text-properties fo:language="en" fo:country="US"/>
    </style:style>
    <style:style style:name="T68" style:parent-style-name="Absatz-Standardschriftart" style:family="text">
      <style:text-properties fo:language="en" fo:country="US"/>
    </style:style>
    <style:style style:name="P69" style:parent-style-name="Standard" style:family="paragraph">
      <style:text-properties fo:language="en" fo:country="US"/>
    </style:style>
    <style:style style:name="T70" style:parent-style-name="Absatz-Standardschriftart" style:family="text">
      <style:text-properties fo:language="en" fo:country="US"/>
    </style:style>
    <style:style style:name="T71" style:parent-style-name="Absatz-Standardschriftart" style:family="text">
      <style:text-properties fo:language="en" fo:country="US"/>
    </style:style>
    <style:style style:name="T72" style:parent-style-name="Absatz-Standardschriftart" style:family="text">
      <style:text-properties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style:text-position="super 63.6%" fo:language="en" fo:country="US"/>
    </style:style>
    <style:style style:name="T76" style:parent-style-name="Absatz-Standardschriftart" style:family="text">
      <style:text-properties fo:language="en" fo:country="U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T79" style:parent-style-name="Absatz-Standardschriftart" style:family="text">
      <style:text-properties fo:language="en" fo:country="US"/>
    </style:style>
    <style:style style:name="T80" style:parent-style-name="Absatz-Standardschriftart" style:family="text">
      <style:text-properties fo:language="en" fo:country="US"/>
    </style:style>
    <style:style style:name="T81" style:parent-style-name="Absatz-Standardschriftart" style:family="text">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T94" style:parent-style-name="Absatz-Standardschriftart" style:family="text">
      <style:text-properties fo:language="en" fo:country="US"/>
    </style:style>
    <style:style style:name="T95" style:parent-style-name="Absatz-Standardschriftart" style:family="text">
      <style:text-properties fo:language="en" fo:country="US"/>
    </style:style>
    <style:style style:name="T96" style:parent-style-name="Absatz-Standardschriftart" style:family="text">
      <style:text-properties fo:language="en" fo:country="US"/>
    </style:style>
    <style:style style:name="T97" style:parent-style-name="Absatz-Standardschriftart" style:family="text">
      <style:text-properties fo:language="en" fo:country="US"/>
    </style:style>
    <style:style style:name="T98" style:parent-style-name="Absatz-Standardschriftart" style:family="text">
      <style:text-properties fo:language="en" fo:country="US"/>
    </style:style>
    <style:style style:name="T99" style:parent-style-name="Absatz-Standardschriftart" style:family="text">
      <style:text-properties fo:language="en" fo:country="US"/>
    </style:style>
    <style:style style:name="T100" style:parent-style-name="Absatz-Standardschriftart" style:family="text">
      <style:text-properties fo:language="en" fo:country="US"/>
    </style:style>
    <style:style style:name="T101" style:parent-style-name="Absatz-Standardschriftart" style:family="text">
      <style:text-properties fo:language="en" fo:country="US"/>
    </style:style>
  </office:automatic-styles>
  <office:body>
    <office:text text:use-soft-page-breaks="true">
      <text:p text:style-name="P1"><text:span text:style-name="T2">Thimo Preis</text:span><text:span text:style-name="T3"><text:tab/><text:s text:c="13"/></text:span><text:span text:style-name="T4">Pay Attention, Now!</text:span><text:span text:style-name="T5"><text:tab/></text:span><text:span text:style-name="T6"><text:tab/>Yale, 07/15/2018</text:span></text:p>
      <text:p text:style-name="P7">I am a vegan ecofeminist.</text:p>
      <text:p text:style-name="P8"><text:span text:style-name="T9">However, as a white, heterosexual, and middle-class male from western Europe, I am also part of</text:span><text:span text:style-name="T10"><text:s/>the<text:s/></text:span><text:span text:style-name="T11">institutionalized</text:span><text:span text:style-name="T12"><text:s/>systems of oppression that make up our society. How can I possibly call myself a vegan ecofeminist? Because my personal is political, and here is why.</text:span></text:p>
      <text:p text:style-name="P13">Vegan-Ecofeminism is not about critiquing your every-day life choices, it is about<text:s/>raising awareness and compassion by deconstructing and breaking through the ever-present structures of oppression. What is, however, Ecofeminism and where does the intersection with Veganism lie?</text:p>
      <text:p text:style-name="P14"><text:span text:style-name="T15">Ecofeminism recognizes that sexism, classism, racism, and o</text:span><text:span text:style-name="T16">ther forms of oppression are all interconnected and mutually reinforcing, as described by Greta Gaard</text:span><text:span text:style-name="T17"><text:note text:note-class="footnote" text:id="_ftn0"><text:note-citation>1</text:note-citation><text:note-body><text:p text:style-name="Fußnotentext"><text:span text:style-name="T18"><text:s/>Gaard, Greta. "Toward a Queer Ecofeminism” in Rachel Stein, ed.,<text:s/></text:span><text:span text:style-name="T19">New Perspectives on Environmental Justice: Gender, Sexuality, and Activism (</text:span><text:span text:style-name="T20">New Brunsw</text:span><text:span text:style-name="T21">ick, NJ: Rutgers University Press, 2004):21-44. Yale Internet Resource.</text:span></text:p></text:note-body></text:note></text:span><text:span text:style-name="T22"><text:s/>(Gaard, “Toward a Queer Ecofeminism”, 21). It recognizes furthermore, according to Gaard, the similarities between the above-mentioned forms of human oppression and the oppressive stru</text:span><text:span text:style-name="T23">ctures of speciesism and naturism. Ecofeminism therefore relates the systematized oppression of the powerless to the oppression and domination of nature.</text:span></text:p>
      <text:p text:style-name="P24"><text:span text:style-name="T25">Vegetarian-ecofeminism, then, is about paying attention of what is and recognizing your responsibility</text:span><text:span text:style-name="T26"><text:s/>towards taking action upon your knowledge. Being raised in a privileged suburb of Hamburg, Germany, I did not pay attention and was ignorant towards the privileged life I experienced. Would I have taken action, if only I had reflected upon my life and the</text:span><text:span text:style-name="T27"><text:s/>circumstances of my upbringing earlier? Probably not, since my parents were not affected by the counterculture of ecofeminist and vegetarian movement, which emerged amidst other feminist and civil rights movements in the 1970s in the United States. The ec</text:span><text:span text:style-name="T28">ofeminist and vegetarian movement borrowed heavily from the other social justice movements (e.g. Personal is Political and Intersectionality from<text:s/></text:span><text:soft-page-break/><text:span text:style-name="T29">the feminist movement) and concerned themselves with issues of the environment and the implications of our dai</text:span><text:span text:style-name="T30">ly food choices. Raised amongst German and Austrian cuisine in our family-owned restaurants, I was never concerned about the origins of three-hundred portions of duck leaving the kitchen counter on a busy Christmas day. This valueless and apathetic culture</text:span><text:span text:style-name="T31"><text:s/>of commodification of animals, as described by Vandana Shiva<text:s/></text:span><text:span text:style-name="T32"><text:note text:note-class="footnote" text:id="_ftn1"><text:note-citation>2</text:note-citation><text:note-body><text:p text:style-name="Fußnotentext"><text:span text:style-name="T33"><text:s/>Shiva, Vandana, and Maria Mies, “Preface to Ecofeminism”, in<text:s/></text:span><text:span text:style-name="T34">Ecofeminism</text:span><text:span text:style-name="T35">. Zed Books Ltd., 2014.</text:span></text:p></text:note-body></text:note></text:span><text:span text:style-name="T36">, <text:s/>is what vegetarianism, and veganism for animals altogether, rejects.</text:span></text:p>
      <text:p text:style-name="P37">Vegetarian-ecofeminism<text:s/>combines both approaches to include exploitation of the environment and of nonhuman animals into the list of mutually reinforcing systems of oppression like sexism, racism, classism and ableism with the aim to end all oppression.<text:s/></text:p>
      <text:p text:style-name="P38">A good friend of mine once forced me to watch a documentary on the situation of animal agriculture in our society, I did not pay much attention to it until she told me to do so. The confrontation with the pressing issues inferred by our daily eating choices made me recognize that<text:s/>knowledge enables me to take immediate action. <text:s/>I asked myself at the same time, however, how it is possible that nonhuman animals and women are oppressed by an institutionalized objectification by men in our patriarchal society. There exists a subconscious consensus that both beings are able to be used by those with more privilege, since they are both devalued by reduction to a sex object in the case of women or by reduction to food in the case of nonhuman animals. Have I contributed to this system of oppression; am I part of the problem as a privileged normative member of the society, consuming meat and taking part in the objectification of women? My first reaction was to ask whether I was blamable– Am I responsible for this system or am I only a gear in the long-running machine of patriarchy?</text:p>
      <text:p text:style-name="P39">Gaard shows ((Gaard, “Toward a Queer Ecofeminism”, 23) how our Western identity depends on the dichotomies defined with respect to the deviation of a white, male, and heterosexual norm. This Identity lies at the core<text:s/>of the Western society´s isolation from and domination of nature. Gaard<text:s/><text:soft-page-break/>demonstrates furthermore (Gaard, “Toward a Queer Ecofeminism”, 24) how the understanding of humans as animals has been used to infer hierarchies and to subordinate oppressed groups. The oppressive structure of speciesism implies a dehumanization through equating humans to animals in that they are considered to be less valuable than other humans. From there on out I thought about my course of action, based on the knowledge I gained through paying attention in the moment, through paying attention now. I perceived veganism as a way to embody my newly acquired beliefs, because eating meat directly supports the domination of humans over nonhumans, speciesism, and the creation of hierarchies.</text:p>
      <text:p text:style-name="P40">My announcement of choosing a vegan diet was met with opposing arguments and laughter, since no one shared the logical conclusions drawn by myself from the knowledge I gained. Having my own ignorant and apathetic behavior in mind, I was still shocked by how deeply imprinted the devaluation of nonhuman animals was in our society, especially in my family. Have I been misled?</text:p>
      <text:p text:style-name="P41"><text:s/>Max is the name of our three-year-old Labradoodle. Birthday celebrations in our family nowadays are always centered around Max, as his<text:s/>lazy self is the origin of empathy and love felt among my family. This, however, had me always wondering whether the human exploitation and degradation of nonhuman animals is compatible with the obvious bond between humans and animals, or if it is in fact<text:s/>merely a social construction imprinted on our behavior by the patriarchal, normative society? Our love for Max and the love of other people across all cultures and countries for their pets demonstrates the strength of this bond between humans and animals and that humans are not inclined to harm animals.<text:s/></text:p>
      <text:p text:style-name="P42">The inclination towards love and empathy felt for our pets demonstrates furthermore a hierarchy amongst the animals created by human beings, which allows us to justify exploiting certain animals over others, as some animals have fewer rights for us due to their inherent lesser value in the hierarchy. Forms of oppression such as racism, classism, and sexism are therefore deeply connected to speciesism, as creating hierarchies in animals can evolve into the creation of hierarchies in humans. Speciesism now connects the hierarchies created among nonhuman animals to the<text:s/><text:soft-page-break/>hierarchies created among humans. As this hierarchy depends on the specific culture, it is nothing but a social construct that benefits the dominant at the expense of the oppressed.<text:s/></text:p>
      <text:p text:style-name="P43"><text:span text:style-name="T44">Back in school we rarely spoke about the systems of oppression built by Western societies, as a critique of the German colonial empire would certainly undermine the claim of the state to a legitimate legal authority. I</text:span><text:span text:style-name="T45">t was, however, exactly the dichotomy created between human and nonhuman animals based on speciesism and racism, which legitimized the oppression of the other, inferior and therefore to-be-colonialized human being. <text:s/>This system of oppression is systematize</text:span><text:span text:style-name="T46">d in the sense that it depends on all five operations of the Master Model as defined by Plumwood (Gaard, “Toward a Queer Ecofeminism”, 37). The insight that humans are animals has been used to attribute animal characteristics on the other, hence those who<text:s/></text:span><text:span text:style-name="T47">were not white, propertied men. Characterizing a sentient being as human is therefore always an attribute of power</text:span><text:span text:style-name="T48">, as described by</text:span><text:span text:style-name="T49"><text:s/>Carol J. Adams,</text:span><text:span text:style-name="T50"><text:s/>one of the figureheads of the vegetarian-ecofeminist movement</text:span><text:span text:style-name="T51"><text:note text:note-class="footnote" text:id="_ftn2"><text:note-citation>3</text:note-citation><text:note-body><text:p text:style-name="P52"><text:span text:style-name="T53"><text:s/></text:span><text:span text:style-name="T54">Tom Taylor, “An Animal Manifesto: Gender, Identity, and Vegan-Feminism in the Twenty-First Century</text:span><text:span text:style-name="T55">”,<text:s/></text:span><text:span text:style-name="T56"><text:s/></text:span><text:span text:style-name="T57"><text:s text:c="2"/></text:span><text:span text:style-name="T58">Parallax</text:span><text:span text:style-name="T59">, 2006, vol. 12, no. 1, 120–12</text:span><text:span text:style-name="T60">8.</text:span></text:p><text:p text:style-name="P61"/><text:p text:style-name="P62"/></text:note-body></text:note></text:span><text:span text:style-name="T63">.</text:span><text:span text:style-name="T64"><text:s/>The liberation from the oppression of humans can then only be achieved, if the oppressed nonhuman animals are also liberated. The dehumaniza</text:span><text:span text:style-name="T65">tion used to legitimize institutionalized oppression will therefore continue to be justified with comparisons to nonhuman animals, as long as nonhuman animals are viewed as inherently inferior to humans. This is the essence of a vegan-ecofeminism approach,</text:span><text:span text:style-name="T66"><text:s/>the liberation of one system of oppression is equal to the liberation of all mutually reinforcing systems of oppression</text:span><text:span text:style-name="T67"><text:s/>(</text:span><text:span text:style-name="T68">Tom Taylor, “An Animal Manifesto”, 120).</text:span></text:p>
      <text:p text:style-name="P69">Why, then, is this understanding of liberation confined to a vegan rather than vegetarian approach?</text:p>
      <text:p text:style-name="Standard"><text:span text:style-name="T70">A vegetarian diet mainly results i</text:span><text:span text:style-name="T71">n stopping the suffering and therefore liberation of the oppression of male nonhuman animals. Female nonhuman animals, however, get subordinated under this<text:s/></text:span><text:soft-page-break/><text:span text:style-name="T72">system of oppression sourced by speciesism and naturism for their life, since humans continually dem</text:span><text:span text:style-name="T73">and their reproductive produce in the form of milk and eggs</text:span><text:span text:style-name="T74"><text:s/>(Tom Taylor, “An Animal Manifesto”, 2</text:span><text:span text:style-name="T75">nd</text:span><text:span text:style-name="T76"><text:s/>point on page 12</text:span><text:span text:style-name="T77">2</text:span><text:span text:style-name="T78">)</text:span><text:span text:style-name="T79">. Not only the egg and dairy industry source profit from the systematic exploitation of the reproductive system of female nonhuman animals, but also the advertising industry, for example, objectifi</text:span><text:span text:style-name="T80">es female bodies, as something to be dominated and consumed. <text:s/>One central idea of feminism, however, is to achieve autonomy over the own body, independent from the church and the state. The reproductive capacity of nonhuman, female animals is, in contrast,</text:span><text:span text:style-name="T81"><text:s/>the reason for their oppression. This lack of control over the own reproductive capacity of cows and hens is therefore mirrored by the lack of control that women have in our patriarchal society.</text:span></text:p>
      <text:p text:style-name="P82">Why do I call myself a vegan ecofeminist then?</text:p>
      <text:p text:style-name="P83">Because I firmly believe that the future of our society lies within embracing the advancement of life for all sentient beings. Liberation of one creature from commercialization, exploitation and degradation can only take place when all beings are liberated, since all oppressions are interconnected. <text:s text:c="3"/></text:p>
      <text:p text:style-name="P84"/>
      <text:p text:style-name="P85"/>
      <text:p text:style-name="P86"/>
      <text:p text:style-name="P87"/>
      <text:p text:style-name="P88"/>
      <text:p text:style-name="P89">Word count: 1556</text:p>
      <text:p text:style-name="P90"/>
      <text:p text:style-name="P91"/>
      <text:p text:style-name="P92"/>
      <text:p text:style-name="P93"/>
      <text:p text:style-name="Standard"><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tang" svg:font-family="Batang" style:font-family-generic="roman" style:font-pitch="variable" svg:panose-1="2 3 6 0 0 1 1 1 1 1"/>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2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fo:color="#26262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fo:color="#262626"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fo:color="#0D0D0D"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fo:font-style="italic" style:font-style-asian="italic" style:font-style-complex="italic" fo:color="#404040"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fo:color="#404040"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fo:font-style="italic" style:font-style-asian="italic" style:font-style-complex="italic"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fo:color="#262626"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libri Light" fo:font-style="italic" style:font-style-asian="italic" style:font-style-complex="italic" fo:color="#262626" fo:font-size="10.5pt" style:font-size-asian="10.5pt"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fo:language="en" fo:country="US"/>
    </style:style>
    <style:style style:name="Fußnotenzeichen" style:display-name="Fußnotenzeichen" style:family="text" style:parent-style-name="Absatz-Standardschriftart">
      <style:text-properties style:text-position="super 63.6%"/>
    </style:style>
    <style:style style:name="Überschrift1Zchn" style:display-name="Überschrift 1 Zchn" style:family="text" style:parent-style-name="Absatz-Standardschriftart">
      <style:text-properties style:font-name="Calibri Light" style:font-name-asian="Times New Roman" style:font-name-complex="Times New Roman" fo:color="#26262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62626" fo:font-size="14pt" style:font-size-asian="14pt" style:font-size-complex="14pt"/>
    </style:style>
    <style:style style:name="Überschrift3Zchn" style:display-name="Überschrift 3 Zchn" style:family="text" style:parent-style-name="Absatz-Standardschriftart">
      <style:text-properties style:font-name="Calibri Light" style:font-name-asian="Times New Roman" style:font-name-complex="Times New Roman" fo:color="#0D0D0D"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5Zchn" style:display-name="Überschrift 5 Zchn" style:family="text" style:parent-style-name="Absatz-Standardschriftart">
      <style:text-properties style:font-name="Calibri Light" style:font-name-asian="Times New Roman" style:font-name-complex="Times New Roman" fo:color="#404040"/>
    </style:style>
    <style:style style:name="Überschrift6Zchn" style:display-name="Überschrift 6 Zchn" style:family="text" style:parent-style-name="Absatz-Standardschriftart">
      <style:text-properties style:font-name="Calibri Light" style:font-name-asian="Times New Roman" style:font-name-complex="Times New Roman"/>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style:style>
    <style:style style:name="Überschrift8Zchn" style:display-name="Überschrift 8 Zchn" style:family="text" style:parent-style-name="Absatz-Standardschriftart">
      <style:text-properties style:font-name="Calibri Light" style:font-name-asian="Times New Roman" style:font-name-complex="Times New Roman" fo:color="#262626" fo:font-size="10.5pt" style:font-size-asian="10.5pt" style:font-size-complex="10.5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62626" fo:font-size="10.5pt" style:font-size-asian="10.5pt" style:font-size-complex="10.5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el" style:display-name="Titel" style:family="paragraph" style:parent-style-name="Standard" style:next-style-name="Standard">
      <style:paragraph-properties fo:margin-bottom="0in" fo:line-height="100%"/>
      <style:text-properties style:font-name="Calibri Light" fo:letter-spacing="-0.0069in"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fo:font-size="28pt" style:font-size-asian="28pt" style:font-size-complex="28pt"/>
    </style:style>
    <style:style style:name="Untertitel" style:display-name="Untertitel" style:family="paragraph" style:parent-style-name="Standard" style:next-style-name="Standard">
      <style:text-properties fo:color="#5A5A5A" fo:letter-spacing="0.0104in" fo:hyphenate="false"/>
    </style:style>
    <style:style style:name="UntertitelZchn" style:display-name="Untertitel Zchn" style:family="text" style:parent-style-name="Absatz-Standardschriftart">
      <style:text-properties fo:color="#5A5A5A" fo:letter-spacing="0.0104in"/>
    </style:style>
    <style:style style:name="Fett" style:display-name="Fett" style:family="text" style:parent-style-name="Absatz-Standardschriftart">
      <style:text-properties fo:font-weight="bold" style:font-weight-asian="bold" style:font-weight-complex="bold" style:use-window-font-color="true"/>
    </style:style>
    <style:style style:name="Hervorhebung" style:display-name="Hervorhebung" style:family="text" style:parent-style-name="Absatz-Standardschriftart">
      <style:text-properties fo:font-style="italic" style:font-style-asian="italic" style:font-style-complex="italic" style:use-window-font-color="true"/>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paragraph-properties fo:margin-top="0.1388in" fo:margin-left="0.6in" fo:margin-right="0.6in">
        <style:tab-stops/>
      </style:paragraph-properties>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IntensivesZitat" style:display-name="Intensives Zitat" style:family="paragraph" style:parent-style-name="Standard" style:next-style-name="Standard">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04040" fo:hyphenate="false"/>
    </style:style>
    <style:style style:name="IntensivesZitatZchn" style:display-name="Intensives Zitat Zchn" style:family="text" style:parent-style-name="Absatz-Standardschriftart">
      <style:text-properties fo:font-style="italic" style:font-style-asian="italic" style:font-style-complex="italic" fo:color="#404040"/>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use-window-font-color="true"/>
    </style:style>
    <style:style style:name="SchwacherVerweis" style:display-name="Schwacher Verweis" style:family="text" style:parent-style-name="Absatz-Standardschriftart">
      <style:text-properties fo:font-variant="small-caps" fo:color="#404040"/>
    </style:style>
    <style:style style:name="IntensiverVerweis" style:display-name="Intensiver Verweis" style:family="text" style:parent-style-name="Absatz-Standardschriftart">
      <style:text-properties fo:font-weight="bold" style:font-weight-asian="bold" style:font-weight-complex="bold" fo:font-variant="small-caps" fo:color="#404040" fo:letter-spacing="0.0034in"/>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Inhaltsverzeichnisüberschrift" style:display-name="Inhaltsverzeichnisüberschrift" style:family="paragraph" style:parent-style-name="Überschrift1" style:next-style-name="Standard" style:default-outline-level="1">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text:page-number text:fixed="false">2</text:page-number></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moPreis</meta:initial-creator>
    <dc:creator>ThimoPreis</dc:creator>
    <meta:creation-date>2018-07-14T12:31:00Z</meta:creation-date>
    <dc:date>2018-07-19T16:22:00Z</dc:date>
    <meta:template xlink:href="Normal.dotm" xlink:type="simple"/>
    <meta:editing-cycles>86</meta:editing-cycles>
    <meta:editing-duration>PT0S</meta:editing-duration>
    <meta:document-statistic meta:page-count="6" meta:paragraph-count="19" meta:word-count="1314" meta:character-count="9580" meta:row-count="69" meta:non-whitespace-character-count="8285"/>
  </office:meta>
</office:document-meta>
</file>